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55pt"/>
    </style:style>
    <style:style style:name="co2" style:family="table-column">
      <style:table-column-properties fo:break-before="auto" style:column-width="30.36pt"/>
    </style:style>
    <style:style style:name="co3" style:family="table-column">
      <style:table-column-properties fo:break-before="auto" style:column-width="109.84pt"/>
    </style:style>
    <style:style style:name="co4" style:family="table-column">
      <style:table-column-properties fo:break-before="auto" style:column-width="115.26pt"/>
    </style:style>
    <style:style style:name="co5" style:family="table-column">
      <style:table-column-properties fo:break-before="auto" style:column-width="35.74pt"/>
    </style:style>
    <style:style style:name="co6" style:family="table-column">
      <style:table-column-properties fo:break-before="auto" style:column-width="67.41pt"/>
    </style:style>
    <style:style style:name="co7" style:family="table-column">
      <style:table-column-properties fo:break-before="auto" style:column-width="256.51pt"/>
    </style:style>
    <style:style style:name="co8" style:family="table-column">
      <style:table-column-properties fo:break-before="auto" style:column-width="219.71pt"/>
    </style:style>
    <style:style style:name="co9" style:family="table-column">
      <style:table-column-properties fo:break-before="auto" style:column-width="131.64pt"/>
    </style:style>
    <style:style style:name="co10" style:family="table-column">
      <style:table-column-properties fo:break-before="auto" style:column-width="119.96pt"/>
    </style:style>
    <style:style style:name="co11" style:family="table-column">
      <style:table-column-properties fo:break-before="auto" style:column-width="128.24pt"/>
    </style:style>
    <style:style style:name="co12" style:family="table-column">
      <style:table-column-properties fo:break-before="auto" style:column-width="134.19pt"/>
    </style:style>
    <style:style style:name="co13" style:family="table-column">
      <style:table-column-properties fo:break-before="auto" style:column-width="148.45pt"/>
    </style:style>
    <style:style style:name="co14" style:family="table-column">
      <style:table-column-properties fo:break-before="auto" style:column-width="41.9pt"/>
    </style:style>
    <style:style style:name="co15" style:family="table-column">
      <style:table-column-properties fo:break-before="auto" style:column-width="58.9pt"/>
    </style:style>
    <style:style style:name="co16" style:family="table-column">
      <style:table-column-properties fo:break-before="auto" style:column-width="94.39pt"/>
    </style:style>
    <style:style style:name="co1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3.05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57.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34.61pt" fo:break-before="auto" style:use-optimal-row-height="true"/>
    </style:style>
    <style:style style:name="ro8" style:family="table-row">
      <style:table-row-properties style:row-height="80.76pt" fo:break-before="auto" style:use-optimal-row-height="true"/>
    </style:style>
    <style:style style:name="ro9" style:family="table-row">
      <style:table-row-properties style:row-height="35.0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style>
    <style:style style:name="ce2" style:family="table-cell" style:parent-style-name="Default">
      <style:table-cell-properties style:cell-protect="hidden-and-protected" style:print-content="true"/>
    </style:style>
    <style:style style:name="ce3" style:family="table-cell" style:parent-style-name="Default">
      <style:table-cell-properties style:cell-protect="hidden-and-protected" style:print-content="true" fo:background-color="transparent"/>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style style:name="ce10" style:family="table-cell" style:parent-style-name="Default" style:data-style-name="N10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book-dutc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ce2"/>
        <table:table-column table:style-name="co9" table:visibility="collapse" table:default-cell-style-name="ce2"/>
        <table:table-column table:style-name="co10" table:visibility="collapse" table:default-cell-style-name="ce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text:p>
          </table:table-cell>
          <table:table-cell office:value-type="string" calcext:value-type="string">
            <text:p>question_dutch</text:p>
          </table:table-cell>
          <table:table-cell office:value-type="string" calcext:value-type="string">
            <text:p>subquestion_dutch</text:p>
          </table:table-cell>
          <table:table-cell office:value-type="string" calcext:value-type="string">
            <text:p>category_dutc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y_englis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cell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text:p>
          </table:table-cell>
          <table:table-cell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number-columns-repeated="2"/>
          <table:table-cell office:value-type="string" calcext:value-type="string">
            <text:p>This month you will receive another questionnaire about the coronavirus. Last month, the coronavirus questionnaire was completed by more than 5,400 panel members. And that's great, because it gives researchers a good idea of ​​how the outbreak is managed in the Netherlands. Prime Minister Rutte said it all: this affects us all and is one of the most difficult periods in our history outside wartime. It is therefore important that a lot of research is done. This time we have questions about how you feel, about smoking and drinking behavior, and we ask a number of questions again. We do this to see if anything has changed in your situation or your opinion. You also get questions about how you felt about some of the financial issues before the virus broke out and how you feel about it now. In the coming period you will receive some questionnaires about the coronavirus.</text:p>
          </table:table-cell>
          <table:table-cell table:number-columns-repeated="3"/>
          <table:table-cell office:value-type="string" calcext:value-type="string">
            <text:p>none</text:p>
          </table:table-cell>
          <table:table-cell table:number-columns-repeated="1009"/>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 Diagnosed</text:p>
          </table:table-cell>
          <table:table-cell office:value-type="string" calcext:value-type="string">
            <text:p>Heeft een huisarts of een ander medisch deskundige bij u de diagnose gesteld dat u besmet bent met het coronavirus (Covid-19)?</text:p>
          </table:table-cell>
          <table:table-cell/>
          <table:table-cell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 Infection</text:p>
          </table:table-cell>
          <table:table-cell office:value-type="string" calcext:value-type="string">
            <text:p>Denkt u zelf dat u besmet bent met het coronavirus (Covid-19)?</text:p>
          </table:table-cell>
          <table:table-cell/>
          <table:table-cell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2">
          <table:table-cell/>
          <table:table-cell office:value-type="float" office:value="4.1" calcext:value-type="float">
            <text:p>4.1</text:p>
          </table:table-cell>
          <table:table-cell office:value-type="string" calcext:value-type="string">
            <text:p>q1header</text:p>
          </table:table-cell>
          <table:table-cell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2" calcext:value-type="float">
            <text:p>4.2</text:p>
          </table:table-cell>
          <table:table-cell office:value-type="string" calcext:value-type="string">
            <text:p>q1header</text:p>
          </table:table-cell>
          <table:table-cell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iemand in uw directe omgeving (familie, vrienden, collega’s)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Someone in your direct environment (family, friends, colleagues) will be infected</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3" calcext:value-type="float">
            <text:p>4.3</text:p>
          </table:table-cell>
          <table:table-cell office:value-type="string" calcext:value-type="string">
            <text:p>q1header</text:p>
          </table:table-cell>
          <table:table-cell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moet naar het ziekenhuis als 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have to go to the hospital if you get infected <text:s text:c="2"/></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4" calcext:value-type="float">
            <text:p>4.4</text:p>
          </table:table-cell>
          <table:table-cell office:value-type="string" calcext:value-type="string">
            <text:p>q1header</text:p>
          </table:table-cell>
          <table:table-cell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 en u besmet iemand anders</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 and you infect someone else</text:p>
          </table:table-cell>
          <table:table-cell table:number-columns-repeated="2"/>
          <table:table-cell office:value-type="string" calcext:value-type="string">
            <text:p>float</text:p>
          </table:table-cell>
          <table:table-cell table:number-columns-repeated="1009"/>
        </table:table-row>
        <table:table-row table:style-name="ro2">
          <table:table-cell table:style-name="ce1"/>
          <table:table-cell table:style-name="ce1" office:value-type="float" office:value="5" calcext:value-type="float">
            <text:p>5</text:p>
          </table:table-cell>
          <table:table-cell table:style-name="ce1" office:value-type="string" calcext:value-type="string">
            <text:p>q7</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Expected Duration of Restrictions</text:p>
          </table:table-cell>
          <table:table-cell table:style-name="ce3" office:value-type="string" calcext:value-type="string">
            <text:p>De regering heeft een aantal maatregelen genomen. Tot hoe lang denkt u dat de</text:p>
            <text:p>beperkingen die er nu zijn (in het alledaagse leven) van kracht zullen blijven?</text:p>
          </table:table-cell>
          <table:table-cell table:style-name="ce3"/>
          <table:table-cell table:style-name="ce3"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table:style-name="ce1" office:value-type="string" calcext:value-type="string">
            <text:p>The government has adopted a number of measures … For how long do you think that the restrictions in place now (in everyday life) will remain in effect?</text:p>
          </table:table-cell>
          <table:table-cell table:style-name="ce1"/>
          <table:table-cell table:style-name="ce1" office:value-type="string" calcext:value-type="string">
            <text:p>until April 28 at the latest, as announced on March 31, at least until April 28, but less than 2 months from today, between 2 and 4 months from today, between 4 and 8 months from today, between 8 and 12 months from today, for more than 12 months</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6" calcext:value-type="float">
            <text:p>6</text:p>
          </table:table-cell>
          <table:table-cell table:style-name="ce1" office:value-type="string" calcext:value-type="string">
            <text:p>rook</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Smoking</text:p>
          </table:table-cell>
          <table:table-cell table:style-name="ce3" office:value-type="string" calcext:value-type="string">
            <text:p>Nu volgen er enkele vragen over roken en drankgebruik. Rookt u op dit moment?</text:p>
          </table:table-cell>
          <table:table-cell table:style-name="ce3"/>
          <table:table-cell table:style-name="ce3" office:value-type="string" calcext:value-type="string">
            <text:p>ja, nee ik ben gestopt, nee ik heb nooit gerookt</text:p>
          </table:table-cell>
          <table:table-cell table:style-name="ce1" office:value-type="string" calcext:value-type="string">
            <text:p>The next few questions are about smoking and drinking. Do you currently smoke?</text:p>
          </table:table-cell>
          <table:table-cell table:style-name="ce1"/>
          <table:table-cell table:style-name="ce1" office:value-type="string" calcext:value-type="string">
            <text:p>Yes, No I quit, No I never smoked</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7.1" calcext:value-type="float">
            <text:p>7.1</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retten (inclusief shag)</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ettes (including rolling tobacco)</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2" calcext:value-type="float">
            <text:p>7.2</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pijp</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pip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3" calcext:value-type="float">
            <text:p>7.3</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artjes of sigar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s or cigarillo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4" calcext:value-type="float">
            <text:p>7.4</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E-sigarett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E-cigarett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8" calcext:value-type="float">
            <text:p>8</text:p>
          </table:table-cell>
          <table:table-cell table:style-name="ce1" office:value-type="string" calcext:value-type="string">
            <text:p>he036a</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ette Consumption</text:p>
          </table:table-cell>
          <table:table-cell table:style-name="ce3" office:value-type="string" calcext:value-type="string">
            <text:p>Hoeveel sigaretten (inclusief shag) rook u gemiddeld per dag?</text:p>
          </table:table-cell>
          <table:table-cell table:style-name="ce3" table:number-columns-repeated="2"/>
          <table:table-cell table:style-name="ce1" office:value-type="string" calcext:value-type="string">
            <text:p>How many cigarettes (including rolling tobacco)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9" calcext:value-type="float">
            <text:p>9</text:p>
          </table:table-cell>
          <table:table-cell table:style-name="ce1" office:value-type="string" calcext:value-type="string">
            <text:p>he036b</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Pipes Consumption</text:p>
          </table:table-cell>
          <table:table-cell table:style-name="ce3" office:value-type="string" calcext:value-type="string">
            <text:p>Hoeveel pijpen rook u gemiddeld per dag?</text:p>
          </table:table-cell>
          <table:table-cell table:style-name="ce3" table:number-columns-repeated="2"/>
          <table:table-cell table:style-name="ce1" office:value-type="string" calcext:value-type="string">
            <text:p>How many pipe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0" calcext:value-type="float">
            <text:p>10</text:p>
          </table:table-cell>
          <table:table-cell table:style-name="ce1" office:value-type="string" calcext:value-type="string">
            <text:p>he036c</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 Consumption</text:p>
          </table:table-cell>
          <table:table-cell table:style-name="ce3" office:value-type="string" calcext:value-type="string">
            <text:p>Hoeveel sigaartjes of sigaren rook u gemiddeld per dag?</text:p>
          </table:table-cell>
          <table:table-cell table:style-name="ce3" table:number-columns-repeated="2"/>
          <table:table-cell table:style-name="ce1" office:value-type="string" calcext:value-type="string">
            <text:p>How many cigars or cigarillo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1" calcext:value-type="float">
            <text:p>11</text:p>
          </table:table-cell>
          <table:table-cell table:style-name="ce1" office:value-type="string" calcext:value-type="string">
            <text:p>he036d</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E-Cigarette Consumption</text:p>
          </table:table-cell>
          <table:table-cell table:style-name="ce3" office:value-type="string" calcext:value-type="string">
            <text:p>Hoeveel milliliter vloeistof u gemiddeld per dag bij gebruik van de e-sigaret?</text:p>
          </table:table-cell>
          <table:table-cell table:style-name="ce3" table:number-columns-repeated="2"/>
          <table:table-cell table:style-name="ce1" office:value-type="string" calcext:value-type="string">
            <text:p>How many milliliters of liquid do you use per day when using the e-cigarette?</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2" calcext:value-type="float">
            <text:p>12</text:p>
          </table:table-cell>
          <table:table-cell table:style-name="ce1" office:value-type="string" calcext:value-type="string">
            <text:p>he038</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Alcohol Consumption</text:p>
          </table:table-cell>
          <table:table-cell table:style-name="ce3" office:value-type="string" calcext:value-type="string">
            <text:p>Hebt u in de afgelopen zeven dagen (zonder vandaag) een drank met alcohol gedronken?</text:p>
          </table:table-cell>
          <table:table-cell table:style-name="ce3"/>
          <table:table-cell table:style-name="ce3" office:value-type="string" calcext:value-type="string">
            <text:p>Ja, Nee</text:p>
          </table:table-cell>
          <table:table-cell table:style-name="ce1" office:value-type="string" calcext:value-type="string">
            <text:p>Have you had a drink with alcohol in the past seven days (without today)?</text:p>
          </table:table-cell>
          <table:table-cell table:style-name="ce1"/>
          <table:table-cell table:style-name="ce1" office:value-type="string" calcext:value-type="string">
            <text:p>Yes, No </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13" calcext:value-type="float">
            <text:p>13</text:p>
          </table:table-cell>
          <table:table-cell table:style-name="ce1" office:value-type="string" calcext:value-type="string">
            <text:p>he039</text:p>
          </table:table-cell>
          <table:table-cell table:style-name="ce1"/>
          <table:table-cell table:style-name="ce1" office:value-type="string" calcext:value-type="string">
            <text:p>cat</text:p>
          </table:table-cell>
          <table:table-cell table:style-name="ce1" office:value-type="string" calcext:value-type="string">
            <text:p>he038</text:p>
          </table:table-cell>
          <table:table-cell table:style-name="ce1" office:value-type="string" calcext:value-type="string">
            <text:p>Days Alcohol Consumption</text:p>
          </table:table-cell>
          <table:table-cell table:style-name="ce3" office:value-type="string" calcext:value-type="string">
            <text:p>Op hoeveel dagen van de afgelopen zeven dagen hebt u een alcoholische drank gedronken?</text:p>
          </table:table-cell>
          <table:table-cell table:style-name="ce3"/>
          <table:table-cell table:style-name="ce3" office:value-type="string" calcext:value-type="string">
            <text:p>1,2,3,4,5,6,7</text:p>
          </table:table-cell>
          <table:table-cell table:style-name="ce1" office:value-type="string" calcext:value-type="string">
            <text:p>On how many of the past seven days did you have a drink containing alcohol?</text:p>
          </table:table-cell>
          <table:table-cell table:style-name="ce1"/>
          <table:table-cell table:style-name="ce3" office:value-type="string" calcext:value-type="string">
            <text:p>1,2,3,4,5,6,7</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14.1" calcext:value-type="float">
            <text:p>14.1</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bier van normale sterkte met minder dan 6% alcohol, zoals pils, wit bier, donker bier</text:p>
            <text:p>(geen malt bier, Radler)</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beer of regular strength with less than 6% alcohol, such as pilsner, white</text:p>
            <text:p>beer, dark beer (no malt beer, Radl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2" calcext:value-type="float">
            <text:p>14.2</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 bier met 6% alcohol of meer, zoals speciale bieren</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beer with 6% alcohol or more, such as special beer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3" calcext:value-type="float">
            <text:p>14.3</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spirits or liquors, such as gin, whisky, rum, brandy, vodka or cocktail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4" calcext:value-type="float">
            <text:p>14.4</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5" calcext:value-type="float">
            <text:p>14.5</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wijn (inclusief champagn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14.6" calcext:value-type="float">
            <text:p>14.6</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premixen, alcoholpops, blasters en shooters, zoals Bacardi Breezer, Smirnoff Ic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premixes, alcohol pops, blasters and shooters, such as Bacardi Breezer,</text:p>
            <text:p>Smirnoff Ic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7" calcext:value-type="float">
            <text:p>14.7</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andere soorten dranken met alcohol</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other types of drinks containing alcohol</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4"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1"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trong spirits or liquor, such as gin, whisky, rum, brandy, vodka or cocktail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wijn (inclusief champagne)</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9" calcext:value-type="float">
            <text:p>19</text:p>
          </table:table-cell>
          <table:table-cell table:style-name="ce1" office:value-type="string" calcext:value-type="string">
            <text:p>he040d</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Mixed Alcohol Consumption</text:p>
          </table:table-cell>
          <table:table-cell table:style-name="ce3" office:value-type="string" calcext:value-type="string">
            <text:p>Geeft u aan hoeveel kleine blikjes of flesjes aan premixen, alcoholpops, blasters en</text:p>
            <text:p>shooters (zoals Bacardi Breezer, Smirnoff Ice) u op die dag hebt gedronken.</text:p>
          </table:table-cell>
          <table:table-cell table:style-name="ce3" table:number-columns-repeated="2"/>
          <table:table-cell table:style-name="ce1" office:value-type="string" calcext:value-type="string">
            <text:p>Can you indicate below how many small cans or bottles of premixes, alcohol pops,</text:p>
            <text:p>blasters and shooters (such as Bacardi Breezer, Smirnoff Ice) you drank that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0" calcext:value-type="float">
            <text:p>20</text:p>
          </table:table-cell>
          <table:table-cell table:style-name="ce1" office:value-type="string" calcext:value-type="string">
            <text:p>he040e</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1 Consumption</text:p>
          </table:table-cell>
          <table:table-cell table:style-name="ce3" office:value-type="string" calcext:value-type="string">
            <text:p>Geeft u aan hoeveel hoeveel glaze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1" calcext:value-type="float">
            <text:p>21</text:p>
          </table:table-cell>
          <table:table-cell table:style-name="ce1" office:value-type="string" calcext:value-type="string">
            <text:p>he040f</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2 Consumption</text:p>
          </table:table-cell>
          <table:table-cell table:style-name="ce3" office:value-type="string" calcext:value-type="string">
            <text:p>Geeft u aan hoeveel va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2.1" calcext:value-type="float">
            <text:p>22.1</text:p>
          </table:table-cell>
          <table:table-cell table:style-name="ce1" office:value-type="string" calcext:value-type="string">
            <text:p>he041</text:p>
          </table:table-cell>
          <table:table-cell table:style-name="ce1" office:value-type="string" calcext:value-type="string">
            <text:p>he041v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kalmerende middelen (zoals valium)</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edatives (such as valium)</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2" calcext:value-type="float">
            <text:p>22.2</text:p>
          </table:table-cell>
          <table:table-cell table:style-name="ce1" office:value-type="string" calcext:value-type="string">
            <text:p>he041</text:p>
          </table:table-cell>
          <table:table-cell table:style-name="ce1" office:value-type="string" calcext:value-type="string">
            <text:p>he041v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soft drugs (zoals hasj, wiet en marihuana)</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oft drugs (such as hashish, marijuana)</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3" calcext:value-type="float">
            <text:p>22.3</text:p>
          </table:table-cell>
          <table:table-cell table:style-name="ce1" office:value-type="string" calcext:value-type="string">
            <text:p>he041</text:p>
          </table:table-cell>
          <table:table-cell table:style-name="ce1" office:value-type="string" calcext:value-type="string">
            <text:p>he041v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XTC</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XTC</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4" calcext:value-type="float">
            <text:p>22.4</text:p>
          </table:table-cell>
          <table:table-cell table:style-name="ce1" office:value-type="string" calcext:value-type="string">
            <text:p>he041</text:p>
          </table:table-cell>
          <table:table-cell table:style-name="ce1" office:value-type="string" calcext:value-type="string">
            <text:p>he041v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bewustzijnsverruimende middelen (zoals LSD en paddo ́s)</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llucinogens (such as LSD, magic mushrooms)</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5" calcext:value-type="float">
            <text:p>22.5</text:p>
          </table:table-cell>
          <table:table-cell table:style-name="ce1" office:value-type="string" calcext:value-type="string">
            <text:p>he041</text:p>
          </table:table-cell>
          <table:table-cell table:style-name="ce1" office:value-type="string" calcext:value-type="string">
            <text:p>he041v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hard drugs (zoals pepmiddelen, cocaïne en heroïne)</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rd drugs (such as stimulants, cocaine, heroin)</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23.1" calcext:value-type="float">
            <text:p>23.1</text:p>
          </table:table-cell>
          <table:table-cell table:style-name="ce1" office:value-type="string" calcext:value-type="string">
            <text:p>he042</text:p>
          </table:table-cell>
          <table:table-cell table:style-name="ce1" office:value-type="string" calcext:value-type="string">
            <text:p>he042_v1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kalmerende middelen (zoals valium)</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edatives (such as valium)</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2" calcext:value-type="float">
            <text:p>23.2</text:p>
          </table:table-cell>
          <table:table-cell table:style-name="ce1" office:value-type="string" calcext:value-type="string">
            <text:p>he042</text:p>
          </table:table-cell>
          <table:table-cell table:style-name="ce1" office:value-type="string" calcext:value-type="string">
            <text:p>he042_v2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soft drugs (zoals hasj, wiet en marihuana)</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oft drugs (such as hashish, marijuana)</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3" calcext:value-type="float">
            <text:p>23.3</text:p>
          </table:table-cell>
          <table:table-cell table:style-name="ce1" office:value-type="string" calcext:value-type="string">
            <text:p>he042</text:p>
          </table:table-cell>
          <table:table-cell table:style-name="ce1" office:value-type="string" calcext:value-type="string">
            <text:p>he042_v2_f2</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XTC</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XT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4" calcext:value-type="float">
            <text:p>23.4</text:p>
          </table:table-cell>
          <table:table-cell table:style-name="ce1" office:value-type="string" calcext:value-type="string">
            <text:p>he042</text:p>
          </table:table-cell>
          <table:table-cell table:style-name="ce1" office:value-type="string" calcext:value-type="string">
            <text:p>he042_v2_f3</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bewustzijnsverruimende middelen (zoals LSD en paddo ́s)</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llucinogens (such as LSD, magic mushroom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5" calcext:value-type="float">
            <text:p>23.5</text:p>
          </table:table-cell>
          <table:table-cell table:style-name="ce1" office:value-type="string" calcext:value-type="string">
            <text:p>he042</text:p>
          </table:table-cell>
          <table:table-cell table:style-name="ce1" office:value-type="string" calcext:value-type="string">
            <text:p>he042_v2_f4</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hard drugs (zoals pepmiddelen, cocaïne en heroïne)</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rd drugs (such as stimulants, cocaine, heroin)</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4.1" calcext:value-type="float">
            <text:p>24.1</text:p>
          </table:table-cell>
          <table:table-cell table:style-name="ce1" office:value-type="string" calcext:value-type="string">
            <text:p>loneliness</text:p>
          </table:table-cell>
          <table:table-cell table:style-name="ce1" office:value-type="string" calcext:value-type="string">
            <text:p>cs12e28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ervaar een leegte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experience a void around m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2" calcext:value-type="float">
            <text:p>24.2</text:p>
          </table:table-cell>
          <table:table-cell table:style-name="ce1" office:value-type="string" calcext:value-type="string">
            <text:p>loneliness</text:p>
          </table:table-cell>
          <table:table-cell table:style-name="ce1" office:value-type="string" calcext:value-type="string">
            <text:p>cs12e28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genoeg mensen waarop ik in geval van narigheid kan terugvall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plenty of people I can fall back on in case of troubl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3" calcext:value-type="float">
            <text:p>24.3</text:p>
          </table:table-cell>
          <table:table-cell table:style-name="ce1" office:value-type="string" calcext:value-type="string">
            <text:p>loneliness</text:p>
          </table:table-cell>
          <table:table-cell table:style-name="ce1" office:value-type="string" calcext:value-type="string">
            <text:p>cs12e286</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ken veel mensen op wie ik volledig kan vertrouw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5" office:value-type="string" calcext:value-type="string">
            <text:p>I know many people I can fully trust</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4" calcext:value-type="float">
            <text:p>24.4</text:p>
          </table:table-cell>
          <table:table-cell table:style-name="ce1" office:value-type="string" calcext:value-type="string">
            <text:p>loneliness</text:p>
          </table:table-cell>
          <table:table-cell table:style-name="ce1" office:value-type="string" calcext:value-type="string">
            <text:p>cs12e287</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voldoende mensen met wie ik mij nauw verbonden voel</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enough people with whom I feel closely connected</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5" calcext:value-type="float">
            <text:p>24.5</text:p>
          </table:table-cell>
          <table:table-cell table:style-name="ce1" office:value-type="string" calcext:value-type="string">
            <text:p>loneliness</text:p>
          </table:table-cell>
          <table:table-cell table:style-name="ce1" office:value-type="string" calcext:value-type="string">
            <text:p>cs12e288</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mis mensen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miss people around m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6" calcext:value-type="float">
            <text:p>24.6</text:p>
          </table:table-cell>
          <table:table-cell table:style-name="ce1" office:value-type="string" calcext:value-type="string">
            <text:p>loneliness</text:p>
          </table:table-cell>
          <table:table-cell table:style-name="ce1" office:value-type="string" calcext:value-type="string">
            <text:p>cs12e289</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vaak voel ik me in de steek gelat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often feel let down</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persoonlijk:</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In-person</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op afstand (telefonisch, online enz.):</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remote(phone,online,etc.)</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persoonlijk:</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able:table-cell>
          <table:table-cell office:value-type="string" calcext:value-type="string">
            <text:p>In-person</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op afstand (telefonisch, online enz.):</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able:table-cell>
          <table:table-cell office:value-type="string" calcext:value-type="string">
            <text:p>remote(phone,online,etc.)</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1">
          <table:table-cell table:style-name="ce1"/>
          <table:table-cell table:style-name="ce1" office:value-type="float" office:value="27" calcext:value-type="float">
            <text:p>27</text:p>
          </table:table-cell>
          <table:table-cell table:style-name="ce1" office:value-type="string" calcext:value-type="string">
            <text:p>q22</text:p>
          </table:table-cell>
          <table:table-cell table:style-name="ce1"/>
          <table:table-cell table:style-name="ce1" office:value-type="string" calcext:value-type="string">
            <text:p>open</text:p>
          </table:table-cell>
          <table:table-cell table:style-name="ce1" office:value-type="string" calcext:value-type="string">
            <text:p>-</text:p>
          </table:table-cell>
          <table:table-cell table:style-name="ce1" office:value-type="string" calcext:value-type="string">
            <text:p>Young Children in Household</text:p>
          </table:table-cell>
          <table:table-cell table:style-name="ce3" office:value-type="string" calcext:value-type="string">
            <text:p>Hoeveel kinderen jonger dan 12 jaar zijn er in uw huishouden?</text:p>
          </table:table-cell>
          <table:table-cell table:style-name="ce3" table:number-columns-repeated="2"/>
          <table:table-cell table:style-name="ce1" office:value-type="string" calcext:value-type="string">
            <text:p>How many children under 12 are in your household?</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8.01" calcext:value-type="float">
            <text:p>28.0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blijf thuis om voor deze kinderen ,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stay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2" calcext:value-type="float">
            <text:p>28.02</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text:span text:style-name="T1">Mijn partner blijft thuis om voor deze kinderen</text:span>,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partner stays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3" calcext:value-type="float">
            <text:p>28.03</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Oudere broer(s) of zus(s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older siblings care for the younger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4" calcext:value-type="float">
            <text:p>28.04</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 grootouders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grandparent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5" calcext:value-type="float">
            <text:p>28.05</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e familieleden of vriend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 relatives or friend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28.06" calcext:value-type="float">
            <text:p>28.06</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regel de kinderopvang samen met vrienden/buren (afwisselend de kinderen</text:p>
            <text:p>Opvan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organize child care with friends / neighbors togeth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28.07" calcext:value-type="float">
            <text:p>28.07</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zelf en/of mijn partner horen tot de cruciale beroepsgroep en er is daarom</text:p>
            <text:p>nood(kinder)opvang beschikbaar</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state organizes child care for my professio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8" calcext:value-type="float">
            <text:p>28.08</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Mijn ex-partner zorgt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ex-partner cares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9" calcext:value-type="float">
            <text:p>28.09</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ze kinderen blijven alleen thuis</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child(ren) stay(s) at home alo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1" calcext:value-type="float">
            <text:p>28.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s, namelijk:</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29" calcext:value-type="float">
            <text:p>29</text:p>
          </table:table-cell>
          <table:table-cell table:style-name="ce1" office:value-type="string" calcext:value-type="string">
            <text:p>q13</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Work Status Beginning of March</text:p>
          </table:table-cell>
          <table:table-cell table:style-name="ce3" office:value-type="string" calcext:value-type="string">
            <text:p>Welke van de volgende opties beschrijft voor begin maart (of voordat het coronavirus invloed had op uw werk) uw situatie het best? Als er meer opties mogelijk zijn, kiest u dan de hoofdactiviteit of -baan.</text:p>
          </table:table-cell>
          <table:table-cell table:style-name="ce3"/>
          <table:table-cell table:style-name="ce3"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style-name="ce1" office:value-type="string" calcext:value-type="string">
            <text:p>Which of the following options describes your work situation at the beginning of March 2020 best?</text:p>
          </table:table-cell>
          <table:table-cell table:style-name="ce1"/>
          <table:table-cell table:style-name="ce1" office:value-type="string" calcext:value-type="string">
            <text:p>employed, self-emplyed, unemployed, retired, social assistance, student or trainee, homemaker</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4">
          <table:table-cell/>
          <table:table-cell office:value-type="float" office:value="31.1" calcext:value-type="float">
            <text:p>31.1</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before the pandemic</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2" calcext:value-type="float">
            <text:p>31.2</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date - 7, date]</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3" calcext:value-type="float">
            <text:p>31.3</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the past seven days</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4" calcext:value-type="float">
            <text:p>31.4</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before the pandemic</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5" calcext:value-type="float">
            <text:p>31.5</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date - 7, date]</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6" calcext:value-type="float">
            <text:p>31.6</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the past seven days</text:p>
          </table:table-cell>
          <table:table-cell table:number-columns-repeated="2"/>
          <table:table-cell office:value-type="string" calcext:value-type="string">
            <text:p>int</text:p>
          </table:table-cell>
          <table:table-cell table:number-columns-repeated="1009"/>
        </table:table-row>
        <table:table-row table:style-name="ro2">
          <table:table-cell table:style-name="ce1"/>
          <table:table-cell table:style-name="ce1" office:value-type="float" office:value="32.1" calcext:value-type="float">
            <text:p>32.1</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32.2" calcext:value-type="float">
            <text:p>32.2</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heeft de overheid besloten dat mijn werkplek voorlopig</text:p>
            <text:p>moet sluit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Due to the risk of contamination, the government has decided that my workplace should clos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3" calcext:value-type="float">
            <text:p>32.3</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stelde mijn werkgever het werk vrijwillig uit</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Because of the risk of infection, my employer voluntarily postponed the work</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4" calcext:value-type="float">
            <text:p>32.4</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32.5" calcext:value-type="float">
            <text:p>32.5</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ga niet naar mijn werkplek omdat ik bang ben te worden besmet door het coronavirus</text:p>
            <text:p>en ik kan het werk dat ik doe niet thuis do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do not go to my workplace because I am afraid of being infected by the coronavirus and I cannot do the work I do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6" calcext:value-type="float">
            <text:p>32.6</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7" calcext:value-type="float">
            <text:p>32.7</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8" calcext:value-type="float">
            <text:p>32.8</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erd ontslag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got fir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9" calcext:value-type="float">
            <text:p>32.9</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33.1" calcext:value-type="float">
            <text:p>33.1</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2" calcext:value-type="float">
            <text:p>33.2</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de overheid besloten dat er voorlopig minder gewerkt moet worden op mijn werkple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Due to the risk of contamination, the government has decided that less work must be done at my workplac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3" calcext:value-type="float">
            <text:p>33.3</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mijn werkgever vrijwillig besloten dat er minder gewerkt wordt</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Because of the risk of contamination, my employer has voluntarily decided to work les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4" calcext:value-type="float">
            <text:p>33.4</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5" calcext:value-type="float">
            <text:p>33.5</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ga minder naar mijn werkplek omdat ik bang ben te worden besmet door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go to my workplace less because I am afraid of being infected by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6" calcext:value-type="float">
            <text:p>33.6</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7" calcext:value-type="float">
            <text:p>33.7</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8" calcext:value-type="float">
            <text:p>33.8</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Geen speciale reden, geen reden die te maken heeft met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No special reason, no reason related to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9" calcext:value-type="float">
            <text:p>33.9</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table-cell office:value-type="float" office:value="34.1" calcext:value-type="float">
            <text:p>34.1</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Minder zakelijke activiteit in mijn bedrijf vanwege economische omstandighed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Less business activity of my company because of economic conditions</text:p>
            <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2" calcext:value-type="float">
            <text:p>34.2</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eft de overheid besloten dat mijn bedrijf voorlopig moet slui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Because of the risk of infection, the government shut down my company for the time being.</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3" calcext:value-type="float">
            <text:p>34.3</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bben we het bedrijf voorlopig geslo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We closed the entire company for the time being due to the risk of contamination</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4" calcext:value-type="float">
            <text:p>34.4</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moet zorgen voor mensen (kinderen, ouders) die van mij afhankelijk zij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need to take care of people (children, parents) who depend on me</text:p>
            <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5" calcext:value-type="float">
            <text:p>34.5</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was ziek / in quarantaine</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have been sick / quarantined.</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6" calcext:value-type="float">
            <text:p>34.6</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heb vakantiedagen opgenom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took vacation day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7" calcext:value-type="float">
            <text:p>34.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Geen speciale reden, geen reden die te maken heeft met het coronavirus</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
            <text:p>No special reason, no reason related to the corona virus</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8" calcext:value-type="float">
            <text:p>34.8</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Anders, namelijk:</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5" calcext:value-type="float">
            <text:p>35</text:p>
          </table:table-cell>
          <table:table-cell office:value-type="string" calcext:value-type="string">
            <text:p>cruciaa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Profession Among Employed</text:p>
          </table:table-cell>
          <table:table-cell office:value-type="string" calcext:value-type="string">
            <text:p>Valt uw beroep onder de cruciale beroepsgroep?</text:p>
          </table:table-cell>
          <table:table-cell/>
          <table:table-cell office:value-type="string" calcext:value-type="string">
            <text:p>Ja, Nee</text:p>
          </table:table-cell>
          <table:table-cell office:value-type="string" calcext:value-type="string">
            <text:p/>
            <text:p>Does your job qualify to be a crucial profession?</text:p>
          </table:table-cell>
          <table:table-cell/>
          <table:table-cell office:value-type="string" calcext:value-type="string">
            <text:p>Yes, No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36" calcext:value-type="float">
            <text:p>36</text:p>
          </table:table-cell>
          <table:table-cell office:value-type="string" calcext:value-type="string">
            <text:p>cruciaal_notemp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Former Profession Among Unemployed</text:p>
          </table:table-cell>
          <table:table-cell office:value-type="string" calcext:value-type="string">
            <text:p>Valt het beroep dat u hebt uitgeoefend onder de cruciale beroepsgroep? Als u nooit gewerkt hebt, kunt u 'niet van toepassing' antwoorden.</text:p>
          </table:table-cell>
          <table:table-cell/>
          <table:table-cell office:value-type="string" calcext:value-type="string">
            <text:p>Ja, Nee, Weet ik niet/Niet van toepassing</text:p>
          </table:table-cell>
          <table:table-cell office:value-type="string" calcext:value-type="string">
            <text:p/>
            <text:p>Does your last job (if unemployed) to be a crucial profession?</text:p>
          </table:table-cell>
          <table:table-cell/>
          <table:table-cell office:value-type="string" calcext:value-type="string">
            <text:p>Yes, No, I don’t know/Not applicabl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jan</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jan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January</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feb</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febr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February</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mrt</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maart:</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March</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0</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dit jaar (dus ook voor de maanden januari, februari en maart)</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table:style-name="ce6" office:value-type="string" calcext:value-type="string">
            <text:p>For the year 2020 (which includes the months that already passed)</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1</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1</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1</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2</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2</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2</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0" calcext:value-type="float">
            <text:p>2020</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0" calcext:value-type="float">
            <text:p>2020</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1" calcext:value-type="float">
            <text:p>2021</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1" calcext:value-type="float">
            <text:p>2021</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2" calcext:value-type="float">
            <text:p>2022</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2" calcext:value-type="float">
            <text:p>2022</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0" calcext:value-type="float">
            <text:p>2020</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0" calcext:value-type="float">
            <text:p>2020</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1" calcext:value-type="float">
            <text:p>2021</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1" calcext:value-type="float">
            <text:p>2021</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2" calcext:value-type="float">
            <text:p>2022</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2" calcext:value-type="float">
            <text:p>2022</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0" calcext:value-type="float">
            <text:p>2020</text:p>
          </table:table-cell>
          <table:table-cell table:style-name="ce8"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0" calcext:value-type="float">
            <text:p>2020</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5.1" calcext:value-type="float">
            <text:p>45.1</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helemaal geen risicovolle bezittingen zoals aandelen, bedrijfsobligaties, investeringen in beleggingsfondsen enz.</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did not own risky assets such as stocks / mutual funds / corporate bonds at any point.</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2" calcext:value-type="float">
            <text:p>45.2</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maar heb ik geen aankoop of verkoop gedaan.</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owned risky assets such as stocks / mutual funds / corporate bonds and I have not bought or sold anything.</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3" calcext:value-type="float">
            <text:p>45.3</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maar heb ik niets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ught risky assets such as stocks / mutual funds / corporate bonds, but I did not sell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4" calcext:value-type="float">
            <text:p>45.4</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verkocht, maar heb ik niets ge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sold risky assets such as stocks / mutual funds / corporate bonds, but I did not buy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5" calcext:value-type="float">
            <text:p>45.5</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en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th bought and sold risky assets such as stocks / mutual funds / corporate bonds.</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6" calcext:value-type="float">
            <text:p>46</text:p>
          </table:table-cell>
          <table:table-cell office:value-type="string" calcext:value-type="string">
            <text:p>Stock3</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Buyers</text:p>
          </table:table-cell>
          <table:table-cell office:value-type="string" calcext:value-type="string">
            <text:p>In vergelijking met een normale periode van twee maanden in de afgelopen jaren, hebt u dan minder of meer uitgegeven aan aandelen, bedrijfsobligaties, investeringen in beleggingsfondsen enz.?</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7" calcext:value-type="float">
            <text:p>47</text:p>
          </table:table-cell>
          <table:table-cell office:value-type="string" calcext:value-type="string">
            <text:p>Stock4</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Sellers</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8" calcext:value-type="float">
            <text:p>48</text:p>
          </table:table-cell>
          <table:table-cell office:value-type="string" calcext:value-type="string">
            <text:p>Stock5</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ge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9" calcext:value-type="float">
            <text:p>49</text:p>
          </table:table-cell>
          <table:table-cell office:value-type="string" calcext:value-type="string">
            <text:p>Stock6</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1" calcext:value-type="float">
            <text:p>50.1</text:p>
          </table:table-cell>
          <table:table-cell office:value-type="string" calcext:value-type="string">
            <text:p>q31header</text:p>
          </table:table-cell>
          <table:table-cell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e heel erg ga vervel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table:style-name="ce6" office:value-type="string" calcext:value-type="string">
            <text:p>That I get very bore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2" calcext:value-type="float">
            <text:p>50.2</text:p>
          </table:table-cell>
          <table:table-cell office:value-type="string" calcext:value-type="string">
            <text:p>q31header</text:p>
          </table:table-cell>
          <table:table-cell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heel erg ziek word of dood ga</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3" calcext:value-type="float">
            <text:p>50.3</text:p>
          </table:table-cell>
          <table:table-cell office:value-type="string" calcext:value-type="string">
            <text:p>q31header</text:p>
          </table:table-cell>
          <table:table-cell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anderen besme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get infected with the coronavirus and infect others</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4" calcext:value-type="float">
            <text:p>50.4</text:p>
          </table:table-cell>
          <table:table-cell office:value-type="string" calcext:value-type="string">
            <text:p>q31header</text:p>
          </table:table-cell>
          <table:table-cell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dierbaren besmet worden met het coronavirus en heel ziek worden of dood gaa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loved ones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5" calcext:value-type="float">
            <text:p>50.5</text:p>
          </table:table-cell>
          <table:table-cell office:value-type="string" calcext:value-type="string">
            <text:p>q31header</text:p>
          </table:table-cell>
          <table:table-cell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ijn baan zal verliezen </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will lose my job</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6" calcext:value-type="float">
            <text:p>50.6</text:p>
          </table:table-cell>
          <table:table-cell office:value-type="string" calcext:value-type="string">
            <text:p>q31header</text:p>
          </table:table-cell>
          <table:table-cell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niet in staat ben voldoende eten te kop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am unable to buy enough foo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7" calcext:value-type="float">
            <text:p>50.7</text:p>
          </table:table-cell>
          <table:table-cell office:value-type="string" calcext:value-type="string">
            <text:p>q31header</text:p>
          </table:table-cell>
          <table:table-cell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geen goede gezondheidszorg zal krijg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will not get good health car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8" calcext:value-type="float">
            <text:p>50.8</text:p>
          </table:table-cell>
          <table:table-cell office:value-type="string" calcext:value-type="string">
            <text:p>q31header</text:p>
          </table:table-cell>
          <table:table-cell office:value-type="string" calcext:value-type="string">
            <text:p>q31h</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mijn favoriete restaurant/café failliet gaa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my favorite restaurant / cafe is going bankrupt</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style-name="ce1"/>
          <table:table-cell table:style-name="ce1" office:value-type="float" office:value="51.1" calcext:value-type="float">
            <text:p>51.1</text:p>
          </table:table-cell>
          <table:table-cell table:style-name="ce1" office:value-type="string" calcext:value-type="string">
            <text:p>eva2h</text:p>
          </table:table-cell>
          <table:table-cell table:style-name="ce1" office:value-type="string" calcext:value-type="string">
            <text:p>eva2t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moeilijk om de vragen te beantwoord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find it difficult to answer the questions?</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2" calcext:value-type="float">
            <text:p>51.2</text:p>
          </table:table-cell>
          <table:table-cell table:style-name="ce1" office:value-type="string" calcext:value-type="string">
            <text:p>eva2h</text:p>
          </table:table-cell>
          <table:table-cell table:style-name="ce1" office:value-type="string" calcext:value-type="string">
            <text:p>eva2t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de vragen duidelijk?</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Were the questions clear to you?</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3" calcext:value-type="float">
            <text:p>51.3</text:p>
          </table:table-cell>
          <table:table-cell table:style-name="ce1" office:value-type="string" calcext:value-type="string">
            <text:p>eva2h</text:p>
          </table:table-cell>
          <table:table-cell table:style-name="ce1" office:value-type="string" calcext:value-type="string">
            <text:p>eva2t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Heeft de vragenlijst u aan het denken geze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the questionnaire get you thinking?</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4" calcext:value-type="float">
            <text:p>51.4</text:p>
          </table:table-cell>
          <table:table-cell table:style-name="ce1" office:value-type="string" calcext:value-type="string">
            <text:p>eva2h</text:p>
          </table:table-cell>
          <table:table-cell table:style-name="ce1" office:value-type="string" calcext:value-type="string">
            <text:p>eva2t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onderwerp interessan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find the subject interesting?</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5" calcext:value-type="float">
            <text:p>51.5</text:p>
          </table:table-cell>
          <table:table-cell table:style-name="ce1" office:value-type="string" calcext:value-type="string">
            <text:p>eva2h</text:p>
          </table:table-cell>
          <table:table-cell table:style-name="ce1" office:value-type="string" calcext:value-type="string">
            <text:p>eva2t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plezierig om de vragen in te vull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enjoy answering the questions?</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52" calcext:value-type="float">
            <text:p>52</text:p>
          </table:table-cell>
          <table:table-cell table:style-name="ce1" office:value-type="string" calcext:value-type="string">
            <text:p>opm</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Comments on Questionnaire</text:p>
          </table:table-cell>
          <table:table-cell table:style-name="ce3" office:value-type="string" calcext:value-type="string">
            <text:p>Hebt u nog opmerkingen over de vragenlijst?</text:p>
          </table:table-cell>
          <table:table-cell table:style-name="ce3"/>
          <table:table-cell table:style-name="ce3" office:value-type="string" calcext:value-type="string">
            <text:p>Ja, Nee</text:p>
          </table:table-cell>
          <table:table-cell table:style-name="ce1" office:value-type="string" calcext:value-type="string">
            <text:p>Do you have any comments about the questionnaire?</text:p>
          </table:table-cell>
          <table:table-cell table:style-name="ce1"/>
          <table:table-cell table:style-name="ce1" office:value-type="string" calcext:value-type="string">
            <text:p>Yes, No</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1" table:number-rows-repeated="10484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14:14:50.4398935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20T15:41:50.146261495</dc:date>
    <meta:editing-duration>PT2H46M43S</meta:editing-duration>
    <meta:editing-cycles>17</meta:editing-cycles>
    <meta:document-statistic meta:table-count="1" meta:cell-count="1801" meta:object-count="0"/>
    <meta:user-defined meta:name=""/>
  </office:meta>
</office:document-meta>
</file>